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 style:family="paragraph" style:parent-style-name="Standard" style:master-page-name="Standard">
      <style:paragraph-properties style:page-number="auto">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T1" style:family="text">
      <style:text-properties fo:color="#000000" style:font-name="Helvetica1" fo:font-size="12pt" style:font-size-asian="12pt"/>
    </style:style>
    <style:style style:name="T2" style:family="text">
      <style:text-properties fo:color="#000000" style:font-name="Helvetica1" fo:font-size="12pt" fo:font-style="italic" style:font-size-asian="12pt" style:font-style-asian="italic"/>
    </style:style>
    <style:style style:name="T3" style:family="text">
      <style:text-properties fo:color="#000000" style:font-name="Helvetica1" fo:font-size="12pt" fo:font-style="normal" style:font-size-asian="12pt"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avid Laroche</text:span></text:p>
      <text:p text:style-name="P1"><text:span text:style-name="T1">Laurent Kilchoer</text:span></text:p>
      <text:p text:style-name="P1"><text:span text:style-name="T1">EPFL-SVBA-2</text:span></text:p>
      <text:p text:style-name="P1"><text:span text:style-name="T1">———————————————————————————————————</text:span></text:p>
      <text:p text:style-name="P1"><text:span text:style-name="T1">Projet 2014</text:span></text:p>
      <text:p text:style-name="P1"><text:span text:style-name="T1">« Fourmis : simulation d’un système auto-organisé » </text:span></text:p>
      <text:p text:style-name="P1"><text:span text:style-name="T1">———————————————————————————————————</text:span></text:p>
      <text:p text:style-name="P3"><text:span text:style-name="T1">Cette simulation de colonies d’insectes sociaux vise à modéliser la vie de plusieurs types d’animaux dans un même environnement. De puissants algorithmes d’optimisation sont inspirés du comportement des fourmis, par exemple pour la recherche de chemins optimaux dans un graphe. En effet, bien qu’ayant seules des capacités cognitives limitées, les fourmis sont capables, ensemble, de trouver le chemin le plus court entre une source de nourriture et leur nid. Ceci est dû grâce à la phéromone qu’elles laissent sur leur passage. Cette phéromone est une source d’information pour les autres fourmis qui s’en servent pour se retrouver. </text:span></text:p>
      <text:p text:style-name="P3"/>
      <text:p text:style-name="P3"><text:span text:style-name="T1">Cette petite application simule des fourmis et des termites. Les fourmis sont soit de type ouvrière (noire), soit de type soldate (rouge). Les ouvrières doivent ramener de la nourriture (ronds verts apparaissant aléatoirement) à leur fourmilière, tandis que les soldates doivent protéger leurs collègues contre les fourmis d’une autre colonie et contre les termites. Les fourmis lâchent de la phéromone. Si une fourmis rencontre de la phéromone posée par une de ses collègues de la même colonie, elle aura plus de chance de la suivre que de continuer tout droit. Les différentes colonies possèdent des couleurs de phéromones différentes, ce qui permet une meilleure compréhension à l’utilisateur. Lorsqu’une ouvrière trouve de la nourriture, ses phéromones se voient renforcées durant un temps limité.</text:span></text:p>
      <text:p text:style-name="P3"/>
      <text:p text:style-name="P3"><text:span text:style-name="T1">Pour lancer l’application, placer vous dans le répertoire « </text:span><text:span text:style-name="T2">partie5</text:span><text:span text:style-name="T3"> » et lancez la commande, </text:span><text:span text:style-name="T2">scons application-run</text:span><text:span text:style-name="T3">. Cette instruction compile et lance en même temps le programme. </text:span></text:p>
      <text:p text:style-name="P3"/>
      <text:p text:style-name="P3"><text:span text:style-name="T3">Une fois le programme lancé, plusieurs choix se proposent à vous : </text:span></text:p>
      <text:p text:style-name="P3"/>
      <text:p text:style-name="P3"><text:span text:style-name="T3">- Vous pouvez charger une carte en appuyant sur la touche « M ». Celle-ci fait apparaître des fourmilières, ainsi que des insectes.</text:span></text:p>
      <text:p text:style-name="P3"/>
      <text:p text:style-name="P3"><text:span text:style-name="T3">- Vous pouvez placer une fourmilière avec la touche « H ». Celle-ci apparaîtra sous le curseur de votre souris. </text:span></text:p>
      <text:p text:style-name="P3"/>
      <text:p text:style-name="P3"><text:span text:style-name="T3">- Pour placer une termite, appuyez sur « T ».</text:span></text:p>
      <text:p text:style-name="P3"><text:span text:style-name="T3"><text:s/></text:span></text:p>
      <text:p text:style-name="P3"><text:span text:style-name="T3">- Pour placer une fourmis ouvrière, appuyez sur « W ».</text:span></text:p>
      <text:p text:style-name="P3"/>
      <text:p text:style-name="P3"><text:span text:style-name="T3">- Pour placer une fourmis soldate, appuyez sur « S ».</text:span></text:p>
      <text:p text:style-name="P3"/>
      <text:p text:style-name="P3"><text:span text:style-name="T3">- Si vous souhaitez modifier certaines constantes, comme la vitesse de déroulement de l’application, ou les points de vie des soldates, ouvrez le fichier </text:span><text:span text:style-name="T2">app.cfg</text:span><text:span text:style-name="T3"> du dossier </text:span><text:span text:style-name="T2">res</text:span><text:span text:style-name="T3"> <text:s/>et modifier les valeurs souhaitées (TIME_FACTOR pour la vitesse du temps, ANT_SOLDIER_HP pour les points de vie des soldates, par exemple). Enregistrez le document et retournez à l’application. Il vous suffit d’appuyer sur la touche « L » pour charger les nouvelles constantes. </text:span></text:p>
      <text:p text:style-name="P3"><text:soft-page-break/></text:p>
      <text:p text:style-name="P3"><text:span text:style-name="T3">Mais la vie serait trop facile pour ces petites fourmis avec seulement quelques termites à leur trousse. Appuyez sur « N » pour poser une mini-bombe nucléaire. Essayez « O » pour empoisonner de la nourriture ou encore « P » pour créer une zone empoisonnant les fourmis. Une zone de nourriture empoisonnée provoquera le déplacement d’une fourmilière si celle-ci se trouve trop proche. Si une fourmis prends de la nourriture empoisonnée, elle devient verte et sa vie est raccourcie. </text:span></text:p>
      <text:p text:style-name="P3"/>
      <text:p text:style-name="P3"><text:span text:style-name="T3">Vos insectes sont un peu patraques, ils ont pas trop la pêche ? Placez quelques doses de « remontants » avec la touche « Y ». </text:span></text:p>
      <text:p text:style-name="P3"/>
      <text:p text:style-name="P2"><text:span text:style-name="T3">- La modification des constantes via le fichier </text:span><text:span text:style-name="T2">app.cfg </text:span><text:span text:style-name="T3">vous permet d’activer un mode un peu plus fun. Modifier la ligne </text:span><text:span text:style-name="T2">WATER_MODE:bool:false</text:span><text:span text:style-name="T3"> en remplaçant </text:span><text:span text:style-name="T2">false</text:span><text:span text:style-name="T3"> par </text:span><text:span text:style-name="T2">true</text:span><text:span text:style-name="T3"> et relancez l’application en recompilant. Bienvenue dans le monde de Bob l’Eponge ! Mais où se cache-t-il ? Appuyez sur « B » pour le faire apparaît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13:39:48</dc:date>
    <dc:creator>Laurent Kilchoer</dc:creator>
    <meta:document-statistic meta:table-count="0" meta:image-count="0" meta:object-count="0" meta:page-count="2" meta:paragraph-count="21" meta:word-count="582" meta:character-count="3637" meta:non-whitespace-character-count="3065"/>
    <meta:generator>LibreOffice/3.5$Linux_X86_64 LibreOffice_project/350m1$Build-2</meta:generator>
  </office:meta>
</office:document-meta>
</file>